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ContainerFactoryIntegrationTests.messagingMessageConverterCanBe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ListenerContainerFactory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FactoryIntegrationTests.parameterAnnotationWith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ListenerContainerFactoryIntegrationTests.initializeFactory( DefaultMessageHandlerMethod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ContainerFactoryIntegrationTests.createDefaultMethodJmsEndpoint( Class &lt; ? &gt; clazz , String methodName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FactoryIntegrationTests.messageConverterUsedI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perCaseMessageConverter.toMessage( Object object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perCaseMessageConverter.from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ContainerFactoryIntegrationTests.parameterAnnotation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ListenerContainerFactoryIntegrationTests.invokeListener( JmsListenerEndpoint endpoint ,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ListenerContainerFactoryIntegrationTests.testMessageConverter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EndpointSampleBean.handleIt( @ Payload String msg , @ Header ( "my-header" ) String my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ListenerContainerFactoryIntegrationTests.assertListenerMethodInvocation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ContainerFactoryIntegrationTests.createMethodJmsEndpoint( DefaultMessageHandlerMethodFactory factory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